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in" fo:margin-bottom="0.1701in" loext:contextual-spacing="false" style:writing-mode="page"/>
      <style:text-properties style:font-name="Lato" officeooo:rsid="001357bb" officeooo:paragraph-rsid="001e4a53"/>
    </style:style>
    <style:style style:name="P2" style:family="paragraph" style:parent-style-name="Standard">
      <style:paragraph-properties fo:margin-top="0in" fo:margin-bottom="0.1701in" loext:contextual-spacing="false" style:writing-mode="page"/>
      <style:text-properties style:font-name="Lato" officeooo:rsid="001e4a53" officeooo:paragraph-rsid="001e4a53"/>
    </style:style>
    <style:style style:name="P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468de"/>
    </style:style>
    <style:style style:name="T2" style:family="text">
      <style:text-properties officeooo:rsid="001643cb"/>
    </style:style>
    <style:style style:name="T3" style:family="text">
      <style:text-properties officeooo:rsid="0017e7f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e9bdb" style:font-style-asian="normal" style:font-style-complex="normal"/>
    </style:style>
    <style:style style:name="T7"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 <text:span text:style-name="T3">dusk</text:span> in a city a <text:span text:style-name="T3">roughly</text:span> like Montreal. <text:span text:style-name="T2">In a phone booth.</text:span> “<text:span text:style-name="T1">I’ll be there in a few hours.” “Just hang on until I get there.” The playable character is in town to see an old friend for the first time in a few years but they have yet to find their bearings. The playable character has to explore a little to find their way. </text:span><office:annotation office:name="__Annotation__9_3917960256"><dc:creator>Luna Delabruere</dc:creator><dc:date>2018-02-12T13:37:54.683219888</dc:date><loext:sender-initials>LND</loext:sender-initials><text:p text:style-name="P3"><text:span text:style-name="T7">Dominic, please tell me if you disagree I’d like to know what you have to say about gameplay.</text:span></text:p></office:annotation><text:span text:style-name="T1">Like a classic point and click, it may involve having an inventory and be a bit puzzle like in nature. </text:span><office:annotation-end office:name="__Annotation__9_3917960256"/></text:p>
      <text:p text:style-name="P2">The opening follows, in a very general sense, the opening plot structure of <text:span text:style-name="T4">The Third Man</text:span><text:span text:style-name="T5">. The </text:span><text:span text:style-name="T5"><office:annotation office:name="__Annotation__15_1119720211"><dc:creator>Dominique Cyprès</dc:creator><dc:date>2018-02-16T17:03:02.644145082</dc:date><loext:sender-initials>DC</loext:sender-initials><text:p text:style-name="P4"><text:span text:style-name="T8">Player Character</text:span></text:p><text:p text:style-name="P4"><text:span text:style-name="T8"/></text:p></office:annotation></text:span><text:span text:style-name="T5">PC</text:span><office:annotation-end office:name="__Annotation__15_1119720211"/><text:span text:style-name="T5"> arrives in an unfamiliar city </text:span><text:span text:style-name="T6">to meet a friend who has offered them help/hospitality/employment, but that friend is not able to meet them when they arrive, and the PC will gradually discover that the life this person leads in this new place is somehow surprising or radically different from how they lived when they knew each other years ag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4T14:14:00.876190648</meta:creation-date>
    <dc:date>2018-02-16T17:08:17.663681190</dc:date>
    <meta:editing-duration>PT4H16M43S</meta:editing-duration>
    <meta:editing-cycles>5</meta:editing-cycles>
    <meta:generator>LibreOffice/5.4.4.2$Linux_X86_64 LibreOffice_project/40$Build-2</meta:generator>
    <dc:creator>Dominique Cyprès</dc:creator>
    <meta:document-statistic meta:table-count="0" meta:image-count="0" meta:object-count="0" meta:page-count="1" meta:paragraph-count="2" meta:word-count="163" meta:character-count="867" meta:non-whitespace-character-count="705"/>
  </office:meta>
</office:document-meta>
</file>